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e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Find the subarray with the given sum</text:span></text:p>
      <text:p text:style-name="Standard"/>
      <text:p text:style-name="Standard">#include &lt;bits/stdc++.h&gt;</text:p>
      <text:p text:style-name="Standard">using namespace std;</text:p>
      <text:p text:style-name="Standard"/>
      <text:p text:style-name="Standard">void subArraySum(int arr[], int n, int sum)</text:p>
      <text:p text:style-name="Standard">{</text:p>
      <text:p text:style-name="Standard"><text:s text:c="4"/>for (int i = 0; i &lt; n; i++) {</text:p>
      <text:p text:style-name="Standard"><text:s text:c="8"/>int currentSum = arr[i];</text:p>
      <text:p text:style-name="Standard"><text:s text:c="8"/>if (currentSum == sum) {</text:p>
      <text:p text:style-name="Standard"><text:s text:c="12"/>cout &lt;&lt; "Sum found at indexes " &lt;&lt; i &lt;&lt; endl;</text:p>
      <text:p text:style-name="Standard"><text:s text:c="12"/>return;</text:p>
      <text:p text:style-name="Standard"><text:s text:c="8"/>}</text:p>
      <text:p text:style-name="Standard"><text:s text:c="8"/>else {</text:p>
      <text:p text:style-name="Standard"><text:s text:c="12"/>for (int j = i + 1; j &lt; n; j++) {</text:p>
      <text:p text:style-name="Standard"><text:s text:c="16"/>currentSum += arr[j];</text:p>
      <text:p text:style-name="Standard"><text:s text:c="16"/>if (currentSum == sum) {</text:p>
      <text:p text:style-name="Standard"><text:s text:c="20"/>cout &lt;&lt; "Sum found between indexes "</text:p>
      <text:p text:style-name="Standard"><text:s text:c="25"/>&lt;&lt; i &lt;&lt; " and " &lt;&lt; j &lt;&lt; endl;</text:p>
      <text:p text:style-name="Standard"><text:s text:c="20"/>return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cout &lt;&lt; "No subarray found";</text:p>
      <text:p text:style-name="Standard"><text:s text:c="4"/>return;</text:p>
      <text:p text:style-name="Standard">}</text:p>
      <text:p text:style-name="Standard">int main()</text:p>
      <text:p text:style-name="Standard">{</text:p>
      <text:p text:style-name="Standard"><text:s text:c="4"/>int arr[] = { 1, 13,10 , 6};</text:p>
      <text:p text:style-name="Standard"><text:s text:c="4"/>int n = sizeof(arr) / sizeof(arr[0]);</text:p>
      <text:p text:style-name="Standard"><text:s text:c="4"/>int sum = 23;</text:p>
      <text:p text:style-name="Standard"><text:s text:c="4"/>subArraySum(arr, n, sum);</text:p>
      <text:p text:style-name="Standard"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6:46:56.119220141</meta:creation-date>
    <dc:date>2024-05-22T06:52:06.863859739</dc:date>
    <meta:editing-duration>PT5M11S</meta:editing-duration>
    <meta:editing-cycles>1</meta:editing-cycles>
    <meta:document-statistic meta:table-count="0" meta:image-count="0" meta:object-count="0" meta:page-count="1" meta:paragraph-count="33" meta:word-count="130" meta:character-count="813" meta:non-whitespace-character-count="479"/>
    <meta:generator>LibreOffice/7.3.7.2$Linux_X86_64 LibreOffice_project/30$Build-2</meta:generator>
  </office:meta>
</office:document-meta>
</file>